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ans Serif Collection" svg:font-family="'Sans Serif Collection'" style:font-family-generic="swiss" style:font-pitch="variable"/>
  </office:font-face-decls>
  <office:automatic-styles>
    <style:style style:name="P1" style:family="paragraph" style:parent-style-name="Header">
      <style:text-properties officeooo:rsid="0003835e" officeooo:paragraph-rsid="0003835e"/>
    </style:style>
    <style:style style:name="P2" style:family="paragraph" style:parent-style-name="Heading_20_1">
      <style:paragraph-properties fo:text-align="center" style:justify-single-word="false"/>
      <style:text-properties style:font-name="Liberation Sans" officeooo:rsid="0002008c" officeooo:paragraph-rsid="0002008c"/>
    </style:style>
    <style:style style:name="P3" style:family="paragraph" style:parent-style-name="Text_20_body">
      <style:text-properties style:font-name="Liberation Sans" officeooo:paragraph-rsid="0002008c"/>
    </style:style>
    <style:style style:name="P4" style:family="paragraph" style:parent-style-name="Text_20_body">
      <style:text-properties style:font-name="Liberation Sans" fo:font-size="12pt" fo:language="en" fo:country="GB" officeooo:rsid="000262fd" officeooo:paragraph-rsid="000262fd" style:font-size-asian="12pt" style:font-size-complex="12pt"/>
    </style:style>
    <style:style style:name="T1" style:family="text">
      <style:text-properties officeooo:rsid="000383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Book or Film</text:h>
      <text:p text:style-name="P3"/>
      <text:p text:style-name="P4"><text:tab/>From the beginning of cinema, a lot of movies based on books have been released, from Citizen Kane to Dune. But more times than we would like the expectations of the readers are not met. That’s exactly why I’m writing about a series of movies that doesn't exist yet, the Cosmere movies.</text:p>
      <text:p text:style-name="P4"><text:tab/>The Cosmere is the universe where most of Brandon Sanderson's books are based. It has lots of planets, developed in multiple sagas with multiple books, and there are rumors about movies on the first big saga, Mistborn.</text:p>
      <text:p text:style-name="P4"><text:tab/>On the one hand, these rumors are exciting, having all the characters and scenes that made our minds fly on the big screen is something worth whatever changes will be made to make it more cinematographic. </text:p>
      <text:p text:style-name="P4"><text:tab/>But on the other hand, some changes may be too disruptive and the filmmakers are going to remove some scenes that may be the favorites of some readers due to lack of time, disruption in movie tempo, or whatever other reasons.</text:p>
      <text:p text:style-name="P4"><text:tab/>So in conclusion, knowing that this is in production makes me happy, but I’ll keep a little bit skeptical until I see some trailers or the cast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ans Serif Collection" svg:font-family="'Sans Serif Collection'"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3835e" officeooo:paragraph-rsid="0003835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aura Orts Ramon<text:tab/><text:tab/>2J DAW</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1T12:27:32.643000000</meta:creation-date>
    <meta:generator>LibreOffice/7.3.5.2$Windows_X86_64 LibreOffice_project/184fe81b8c8c30d8b5082578aee2fed2ea847c01</meta:generator>
    <dc:date>2022-11-23T16:45:17.955000000</dc:date>
    <meta:editing-duration>PT29M25S</meta:editing-duration>
    <meta:editing-cycles>2</meta:editing-cycles>
    <meta:document-statistic meta:table-count="0" meta:image-count="0" meta:object-count="0" meta:page-count="1" meta:paragraph-count="7" meta:word-count="201" meta:character-count="1122" meta:non-whitespace-character-count="921"/>
  </office:meta>
</office:document-meta>
</file>